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order="thin solid #000000" fo:background-color="#FFFFFF"/>
    </style:style>
    <style:style style:name="ce6" style:family="table-cell" style:parent-style-name="Default" style:data-style-name="N0">
      <style:table-cell-properties fo:border="thin solid #000000" fo:background-color="#92D050"/>
    </style:style>
    <style:style style:name="co1" style:family="table-column">
      <style:table-column-properties fo:break-before="auto" style:column-width="7.260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7.598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16381" table:default-cell-style-name="ce4"/>
        <table:table-row table:style-name="ro1">
          <table:table-cell office:value-type="string" table:style-name="ce2">
            <text:p>GUI Projects (from easy to hard):</text:p>
          </table:table-cell>
          <table:table-cell table:style-name="ce3"/>
          <table:table-cell office:value-type="string" table:style-name="ce2">
            <text:p>UI Projects (from easy to hard):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1. Hangman Game with a Graphical Interface</text:p>
          </table:table-cell>
          <table:table-cell table:style-name="ce4"/>
          <table:table-cell office:value-type="string" table:style-name="ce6">
            <text:p>1. Guess the Number Ga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2. Simple Paint Application</text:p>
          </table:table-cell>
          <table:table-cell table:style-name="ce4"/>
          <table:table-cell office:value-type="string" table:style-name="ce6">
            <text:p>2. Mad Libs Generat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3. Image Resizer</text:p>
          </table:table-cell>
          <table:table-cell table:style-name="ce4"/>
          <table:table-cell office:value-type="string" table:style-name="ce6">
            <text:p>3. Dice Rolling Simulat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4. Simple Digital Clock</text:p>
          </table:table-cell>
          <table:table-cell table:style-name="ce4"/>
          <table:table-cell office:value-type="string" table:style-name="ce6">
            <text:p>4. Simple Calculat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5. Simple Web Browser</text:p>
          </table:table-cell>
          <table:table-cell table:style-name="ce4"/>
          <table:table-cell office:value-type="string" table:style-name="ce6">
            <text:p>5. Rock-Paper-Scissors Ga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6. Simple Contact Book</text:p>
          </table:table-cell>
          <table:table-cell table:style-name="ce4"/>
          <table:table-cell office:value-type="string" table:style-name="ce6">
            <text:p>6. Hangman Ga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7. UI Calculator</text:p>
          </table:table-cell>
          <table:table-cell table:style-name="ce4"/>
          <table:table-cell office:value-type="string" table:style-name="ce6">
            <text:p>7. Password Generat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8. UI Note-Taking App</text:p>
          </table:table-cell>
          <table:table-cell table:style-name="ce4"/>
          <table:table-cell office:value-type="string" table:style-name="ce6">
            <text:p>8. Currency Conver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9. UI Task Manager</text:p>
          </table:table-cell>
          <table:table-cell table:style-name="ce4"/>
          <table:table-cell office:value-type="string" table:style-name="ce6">
            <text:p>9. Fibonacci Sequence Generat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10. UI Login/Registration Form</text:p>
          </table:table-cell>
          <table:table-cell table:style-name="ce4"/>
          <table:table-cell office:value-type="string" table:style-name="ce6">
            <text:p>10. Magic 8 Bal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11. UI Timer/Stopwatch</text:p>
          </table:table-cell>
          <table:table-cell table:style-name="ce4"/>
          <table:table-cell office:value-type="string" table:style-name="ce6">
            <text:p>11. Tic-Tac-Toe Ga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12. UI Weather Dashboard</text:p>
          </table:table-cell>
          <table:table-cell table:style-name="ce4"/>
          <table:table-cell office:value-type="string" table:style-name="ce6">
            <text:p>12. Alarm Cloc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13. UI Image Gallery</text:p>
          </table:table-cell>
          <table:table-cell table:style-name="ce4"/>
          <table:table-cell office:value-type="string" table:style-name="ce6">
            <text:p>13. BMI Calculat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14. UI Music Player</text:p>
          </table:table-cell>
          <table:table-cell table:style-name="ce4"/>
          <table:table-cell office:value-type="string" table:style-name="ce5">
            <text:p>14. Unit Conver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15. UI Chat Application</text:p>
          </table:table-cell>
          <table:table-cell table:style-name="ce4"/>
          <table:table-cell office:value-type="string" table:style-name="ce5">
            <text:p>15. Random Quote Generat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16. UI Contact List</text:p>
          </table:table-cell>
          <table:table-cell table:style-name="ce4"/>
          <table:table-cell office:value-type="string" table:style-name="ce5">
            <text:p>16. Text-based Adventure Game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17. Word Count Tool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18. Palindrome Checker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19. Anagram Generator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0. File Renaming Tool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1. Website Scraper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2. URL Shortener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3. Text Encryption/Decryption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4. Text-based Calendar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5. Number Guesser Game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6. Morse Code Translator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7. Random Password Generator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8. Reverse String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29. File Size Finder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30. Binary to Decimal Converter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5">
            <text:p>31. Reverse Numb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32. Bank Account Simu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33. Count Vowels and Consonant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34. Countdown Tim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35. Leap Year Check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36. Random Name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37. Pig Latin Trans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38. BMI Categories Classifi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39. Simple Sudoku Solv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40. Email Slic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41. Guess the Word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42. Binary Search 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43. Simple RSS Feed Read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44. Weather App</text:p>
          </table:table-cell>
          <table:table-cell table:number-columns-repeated="1638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Neagu Marinel</meta:initial-creator>
    <dc:creator>Neagu Marinel</dc:creator>
    <meta:creation-date>2023-07-21T09:41:43Z</meta:creation-date>
    <dc:date>2023-07-31T11:18:05Z</dc:date>
    <meta:editing-cycles>2</meta:editing-cycles>
    <meta:editing-duration>PT2785S</meta:editing-duration>
  </office:meta>
</office:document-meta>
</file>